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52in" fo:break-before="auto" style:use-optimal-row-height="true"/>
    </style:style>
    <style:style style:name="ro3" style:family="table-row">
      <style:table-row-properties style:row-height="0.359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ideo Conferenc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mmands Sent</text:p>
          </table:table-cell>
          <table:table-cell table:style-name="ce1" office:value-type="string" calcext:value-type="string">
            <text:p>Bytes Transmitted</text:p>
          </table:table-cell>
          <table:table-cell table:style-name="ce1" office:value-type="string" calcext:value-type="string">
            <text:p>IV Num Reads</text:p>
          </table:table-cell>
          <table:table-cell table:style-name="ce1" office:value-type="string" calcext:value-type="string">
            <text:p>IV Bytes Read</text:p>
          </table:table-cell>
          <table:table-cell table:style-name="ce1" office:value-type="string" calcext:value-type="string">
            <text:p>IV Num Writes</text:p>
          </table:table-cell>
          <table:table-cell table:style-name="ce1" office:value-type="string" calcext:value-type="string">
            <text:p>IV Bytes Written</text:p>
          </table:table-cell>
          <table:table-cell table:style-name="ce1" office:value-type="string" calcext:value-type="string">
            <text:p>CP Num Reads</text:p>
          </table:table-cell>
          <table:table-cell table:style-name="ce1" office:value-type="string" calcext:value-type="string">
            <text:p>CP Bytes Read</text:p>
          </table:table-cell>
          <table:table-cell table:style-name="ce1" office:value-type="string" calcext:value-type="string">
            <text:p>CP Num Writes</text:p>
          </table:table-cell>
          <table:table-cell table:style-name="ce1" office:value-type="string" calcext:value-type="string">
            <text:p>CP Bytes Written</text:p>
          </table:table-cell>
          <table:table-cell table:style-name="ce1" office:value-type="string" calcext:value-type="string">
            <text:p>FV Num Reads</text:p>
          </table:table-cell>
          <table:table-cell table:style-name="ce1" office:value-type="string" calcext:value-type="string">
            <text:p>FV Bytes Read</text:p>
          </table:table-cell>
          <table:table-cell table:style-name="ce1" office:value-type="string" calcext:value-type="string">
            <text:p>FV Num Writes</text:p>
          </table:table-cell>
          <table:table-cell table:style-name="ce1" office:value-type="string" calcext:value-type="string">
            <text:p>FV Bytes Written</text:p>
          </table:table-cell>
          <table:table-cell table:style-name="ce1" office:value-type="string" calcext:value-type="string">
            <text:p>FV Time</text:p>
          </table:table-cell>
          <table:table-cell table:style-name="ce1" office:value-type="string" calcext:value-type="string">
            <text:p>Pixels Mapped</text:p>
          </table:table-cell>
          <table:table-cell table:style-name="ce1" office:value-type="string" calcext:value-type="string">
            <text:p>Pixels Blended</text:p>
          </table:table-cell>
          <table:table-cell/>
        </table:table-row>
        <table:table-row table:style-name="ro2">
          <table:table-cell office:value-type="string" calcext:value-type="string">
            <text:p>First pass with GL and wihtout DctTiler underflow fix</text:p>
          </table:table-cell>
          <table:table-cell office:value-type="float" office:value="1896" calcext:value-type="float">
            <text:p>1896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944728" calcext:value-type="float">
            <text:p>584944728</text:p>
          </table:table-cell>
          <table:table-cell office:value-type="float" office:value="83607552000" calcext:value-type="float">
            <text:p>83607552000</text:p>
          </table:table-cell>
          <table:table-cell office:value-type="float" office:value="334430208000" calcext:value-type="float">
            <text:p>3344302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91840000" calcext:value-type="float">
            <text:p>278691840000</text:p>
          </table:table-cell>
          <table:table-cell office:value-type="float" office:value="1226244096000" calcext:value-type="float">
            <text:p>1226244096000</text:p>
          </table:table-cell>
          <table:table-cell office:value-type="float" office:value="3435397824" calcext:value-type="float">
            <text:p>3435397824</text:p>
          </table:table-cell>
          <table:table-cell office:value-type="float" office:value="27483182592" calcext:value-type="float">
            <text:p>27483182592</text:p>
          </table:table-cell>
          <table:table-cell office:value-type="float" office:value="27869184000" calcext:value-type="float">
            <text:p>27869184000</text:p>
          </table:table-cell>
          <table:table-cell office:value-type="float" office:value="111476736000" calcext:value-type="float">
            <text:p>1114767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456000" calcext:value-type="float">
            <text:p>4354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Second pass with GL and DctTiler underflow fix</text:p>
          </table:table-cell>
          <table:table-cell office:value-type="float" office:value="1840" calcext:value-type="float">
            <text:p>1840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83392" calcext:value-type="float">
            <text:p>584883392</text:p>
          </table:table-cell>
          <table:table-cell office:value-type="float" office:value="71663616000" calcext:value-type="float">
            <text:p>71663616000</text:p>
          </table:table-cell>
          <table:table-cell office:value-type="float" office:value="286654464000" calcext:value-type="float">
            <text:p>2866544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878720000" calcext:value-type="float">
            <text:p>238878720000</text:p>
          </table:table-cell>
          <table:table-cell office:value-type="float" office:value="1051066368000" calcext:value-type="float">
            <text:p>1051066368000</text:p>
          </table:table-cell>
          <table:table-cell office:value-type="float" office:value="3434907136" calcext:value-type="float">
            <text:p>3434907136</text:p>
          </table:table-cell>
          <table:table-cell office:value-type="float" office:value="27479257088" calcext:value-type="float">
            <text:p>27479257088</text:p>
          </table:table-cell>
          <table:table-cell office:value-type="float" office:value="23887872000" calcext:value-type="float">
            <text:p>23887872000</text:p>
          </table:table-cell>
          <table:table-cell office:value-type="float" office:value="95551488000" calcext:value-type="float">
            <text:p>955514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248000" calcext:value-type="float">
            <text:p>37324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Third pass without GL and with DctTiler underflow fix</text:p>
          </table:table-cell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Fourth pass without GL and with DctTiler underflow fix</text:p>
          </table:table-cell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Fifth pass with GL and DctTiler underflow fix and No Cost Model Clearing</text:p>
          </table:table-cell>
          <table:table-cell office:value-type="float" office:value="1707" calcext:value-type="float">
            <text:p>1707</text:p>
          </table:table-cell>
          <table:table-cell office:value-type="float" office:value="78084680" calcext:value-type="float">
            <text:p>78084680</text:p>
          </table:table-cell>
          <table:table-cell office:value-type="float" office:value="5937855640" calcext:value-type="float">
            <text:p>5937855640</text:p>
          </table:table-cell>
          <table:table-cell office:value-type="float" office:value="914905497984" calcext:value-type="float">
            <text:p>914905497984</text:p>
          </table:table-cell>
          <table:table-cell office:value-type="float" office:value="3659621991936" calcext:value-type="float">
            <text:p>365962199193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49684993280" calcext:value-type="float">
            <text:p>3049684993280</text:p>
          </table:table-cell>
          <table:table-cell office:value-type="float" office:value="13418613970432" calcext:value-type="float">
            <text:p>13418613970432</text:p>
          </table:table-cell>
          <table:table-cell office:value-type="float" office:value="83914556864" calcext:value-type="float">
            <text:p>83914556864</text:p>
          </table:table-cell>
          <table:table-cell office:value-type="float" office:value="586381798912" calcext:value-type="float">
            <text:p>586381798912</text:p>
          </table:table-cell>
          <table:table-cell office:value-type="float" office:value="304968499328" calcext:value-type="float">
            <text:p>304968499328</text:p>
          </table:table-cell>
          <table:table-cell office:value-type="float" office:value="1219873997312" calcext:value-type="float">
            <text:p>121987399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4765132802" calcext:value-type="float">
            <text:p>47651328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ifth pass without GL and DctTiler underflow fix and No Cost Model Clearing</text:p>
          </table:table-cell>
          <table:table-cell table:style-name="ce2" office:value-type="float" office:value="2411" calcext:value-type="float">
            <text:p>2411</text:p>
          </table:table-cell>
          <table:table-cell office:value-type="float" office:value="78084680" calcext:value-type="float">
            <text:p>78084680</text:p>
          </table:table-cell>
          <table:table-cell office:value-type="float" office:value="5937855640" calcext:value-type="float">
            <text:p>5937855640</text:p>
          </table:table-cell>
          <table:table-cell office:value-type="float" office:value="1528823808000" calcext:value-type="float">
            <text:p>1528823808000</text:p>
          </table:table-cell>
          <table:table-cell office:value-type="float" office:value="6115295232000" calcext:value-type="float">
            <text:p>6115295232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96079360000" calcext:value-type="float">
            <text:p>5096079360000</text:p>
          </table:table-cell>
          <table:table-cell office:value-type="float" office:value="22422749184000" calcext:value-type="float">
            <text:p>22422749184000</text:p>
          </table:table-cell>
          <table:table-cell office:value-type="float" office:value="83914556864" calcext:value-type="float">
            <text:p>83914556864</text:p>
          </table:table-cell>
          <table:table-cell office:value-type="float" office:value="586381798912" calcext:value-type="float">
            <text:p>586381798912</text:p>
          </table:table-cell>
          <table:table-cell office:value-type="float" office:value="509607936000" calcext:value-type="float">
            <text:p>509607936000</text:p>
          </table:table-cell>
          <table:table-cell office:value-type="float" office:value="2038431744000" calcext:value-type="float">
            <text:p>2038431744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7962624000" calcext:value-type="float">
            <text:p>796262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Jumbotron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First pass without GL</text:p>
          </table:table-cell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string" calcext:value-type="string">
            <text:p>Second <text:s/>pass without GL</text:p>
          </table:table-cell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Third pass with GL and No Cost Model Clearing</text:p>
          </table:table-cell>
          <table:table-cell table:style-name="ce2" office:value-type="float" office:value="881" calcext:value-type="float">
            <text:p>881</text:p>
          </table:table-cell>
          <table:table-cell office:value-type="float" office:value="82075300" calcext:value-type="float">
            <text:p>82075300</text:p>
          </table:table-cell>
          <table:table-cell office:value-type="float" office:value="5032943908" calcext:value-type="float">
            <text:p>5032943908</text:p>
          </table:table-cell>
          <table:table-cell office:value-type="float" office:value="1313213644992" calcext:value-type="float">
            <text:p>1313213644992</text:p>
          </table:table-cell>
          <table:table-cell office:value-type="float" office:value="5252854579968" calcext:value-type="float">
            <text:p>52528545799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377378816640" calcext:value-type="float">
            <text:p>4377378816640</text:p>
          </table:table-cell>
          <table:table-cell office:value-type="float" office:value="19260466793216" calcext:value-type="float">
            <text:p>19260466793216</text:p>
          </table:table-cell>
          <table:table-cell office:value-type="float" office:value="88729991936" calcext:value-type="float">
            <text:p>88729991936</text:p>
          </table:table-cell>
          <table:table-cell office:value-type="float" office:value="590341593088" calcext:value-type="float">
            <text:p>590341593088</text:p>
          </table:table-cell>
          <table:table-cell office:value-type="float" office:value="437737881664" calcext:value-type="float">
            <text:p>437737881664</text:p>
          </table:table-cell>
          <table:table-cell office:value-type="float" office:value="1750951526656" calcext:value-type="float">
            <text:p>1750951526656</text:p>
          </table:table-cell>
          <table:table-cell office:value-type="float" office:value="32768" calcext:value-type="float">
            <text:p>3276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6839654401" calcext:value-type="float">
            <text:p>6839654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Fifth pass without GL and DctTiler underflow fix and No Cost Model Clearing</text:p>
          </table:table-cell>
          <table:table-cell table:style-name="ce2" office:value-type="float" office:value="1206" calcext:value-type="float">
            <text:p>1206</text:p>
          </table:table-cell>
          <table:table-cell office:value-type="float" office:value="82075300" calcext:value-type="float">
            <text:p>82075300</text:p>
          </table:table-cell>
          <table:table-cell office:value-type="float" office:value="5032943908" calcext:value-type="float">
            <text:p>5032943908</text:p>
          </table:table-cell>
          <table:table-cell office:value-type="float" office:value="2151677952000" calcext:value-type="float">
            <text:p>2151677952000</text:p>
          </table:table-cell>
          <table:table-cell office:value-type="float" office:value="8606711808000" calcext:value-type="float">
            <text:p>8606711808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72259840000" calcext:value-type="float">
            <text:p>7172259840000</text:p>
          </table:table-cell>
          <table:table-cell office:value-type="float" office:value="31557943296000" calcext:value-type="float">
            <text:p>31557943296000</text:p>
          </table:table-cell>
          <table:table-cell office:value-type="float" office:value="88729991936" calcext:value-type="float">
            <text:p>88729991936</text:p>
          </table:table-cell>
          <table:table-cell office:value-type="float" office:value="590341593088" calcext:value-type="float">
            <text:p>590341593088</text:p>
          </table:table-cell>
          <table:table-cell office:value-type="float" office:value="717225984000" calcext:value-type="float">
            <text:p>717225984000</text:p>
          </table:table-cell>
          <table:table-cell office:value-type="float" office:value="2868903936000" calcext:value-type="float">
            <text:p>2868903936000</text:p>
          </table:table-cell>
          <table:table-cell office:value-type="float" office:value="32768" calcext:value-type="float">
            <text:p>3276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11206656000" calcext:value-type="float">
            <text:p>112066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/>
          <table:table-cell table:number-columns-repeated="18"/>
        </table:table-row>
        <table:table-row table:style-name="ro5">
          <table:table-cell table:style-name="ce3" office:value-type="string" calcext:value-type="string">
            <text:p>Billboard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First pass without GL</text:p>
          </table:table-cell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string" calcext:value-type="string">
            <text:p>Second <text:s/>pass without GL</text:p>
          </table:table-cell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Third pass with GL and No Cost Model Clearing</text:p>
          </table:table-cell>
          <table:table-cell table:style-name="ce2" office:value-type="float" office:value="1441" calcext:value-type="float">
            <text:p>1441</text:p>
          </table:table-cell>
          <table:table-cell office:value-type="float" office:value="93701208" calcext:value-type="float">
            <text:p>93701208</text:p>
          </table:table-cell>
          <table:table-cell office:value-type="float" office:value="4085555056" calcext:value-type="float">
            <text:p>4085555056</text:p>
          </table:table-cell>
          <table:table-cell office:value-type="float" office:value="1146617856000" calcext:value-type="float">
            <text:p>1146617856000</text:p>
          </table:table-cell>
          <table:table-cell office:value-type="float" office:value="4586471424000" calcext:value-type="float">
            <text:p>45864714240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22059520000" calcext:value-type="float">
            <text:p>3822059520000</text:p>
          </table:table-cell>
          <table:table-cell office:value-type="float" office:value="16817061888000" calcext:value-type="float">
            <text:p>16817061888000</text:p>
          </table:table-cell>
          <table:table-cell office:value-type="float" office:value="35109651008" calcext:value-type="float">
            <text:p>35109651008</text:p>
          </table:table-cell>
          <table:table-cell office:value-type="float" office:value="217176216064" calcext:value-type="float">
            <text:p>217176216064</text:p>
          </table:table-cell>
          <table:table-cell office:value-type="float" office:value="382205952000" calcext:value-type="float">
            <text:p>382205952000</text:p>
          </table:table-cell>
          <table:table-cell office:value-type="float" office:value="1528823808000" calcext:value-type="float">
            <text:p>1528823808000</text:p>
          </table:table-cell>
          <table:table-cell office:value-type="float" office:value="24576" calcext:value-type="float">
            <text:p>24576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5971968000" calcext:value-type="float">
            <text:p>59719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Fifth pass without GL and DctTiler underflow fix and No Cost Model Clearing</text:p>
          </table:table-cell>
          <table:table-cell office:value-type="float" office:value="1447" calcext:value-type="float">
            <text:p>1447</text:p>
          </table:table-cell>
          <table:table-cell office:value-type="float" office:value="93701208" calcext:value-type="float">
            <text:p>93701208</text:p>
          </table:table-cell>
          <table:table-cell office:value-type="float" office:value="4085555056" calcext:value-type="float">
            <text:p>4085555056</text:p>
          </table:table-cell>
          <table:table-cell office:value-type="float" office:value="1146617856000" calcext:value-type="float">
            <text:p>1146617856000</text:p>
          </table:table-cell>
          <table:table-cell office:value-type="float" office:value="4586471424000" calcext:value-type="float">
            <text:p>45864714240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22059520000" calcext:value-type="float">
            <text:p>3822059520000</text:p>
          </table:table-cell>
          <table:table-cell office:value-type="float" office:value="16817061888000" calcext:value-type="float">
            <text:p>16817061888000</text:p>
          </table:table-cell>
          <table:table-cell office:value-type="float" office:value="35109651008" calcext:value-type="float">
            <text:p>35109651008</text:p>
          </table:table-cell>
          <table:table-cell office:value-type="float" office:value="217176216064" calcext:value-type="float">
            <text:p>217176216064</text:p>
          </table:table-cell>
          <table:table-cell office:value-type="float" office:value="382205952000" calcext:value-type="float">
            <text:p>382205952000</text:p>
          </table:table-cell>
          <table:table-cell office:value-type="float" office:value="1528823808000" calcext:value-type="float">
            <text:p>1528823808000</text:p>
          </table:table-cell>
          <table:table-cell office:value-type="float" office:value="24576" calcext:value-type="float">
            <text:p>24576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5971968000" calcext:value-type="float">
            <text:p>59719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o CostModel Clear" table:style-name="ta1">
        <table:table-column table:style-name="co3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ideo Conferenc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 table:style-name="Default"/>
          <table:table-cell office:value-type="float" office:value="1707" calcext:value-type="float">
            <text:p>1707</text:p>
          </table:table-cell>
          <table:table-cell office:value-type="float" office:value="78084680" calcext:value-type="float">
            <text:p>78084680</text:p>
          </table:table-cell>
          <table:table-cell office:value-type="float" office:value="5937855640" calcext:value-type="float">
            <text:p>5937855640</text:p>
          </table:table-cell>
          <table:table-cell office:value-type="float" office:value="914905497984" calcext:value-type="float">
            <text:p>914905497984</text:p>
          </table:table-cell>
          <table:table-cell office:value-type="float" office:value="3659621991936" calcext:value-type="float">
            <text:p>365962199193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49684993280" calcext:value-type="float">
            <text:p>3049684993280</text:p>
          </table:table-cell>
          <table:table-cell office:value-type="float" office:value="13418613970432" calcext:value-type="float">
            <text:p>13418613970432</text:p>
          </table:table-cell>
          <table:table-cell office:value-type="float" office:value="83914556864" calcext:value-type="float">
            <text:p>83914556864</text:p>
          </table:table-cell>
          <table:table-cell office:value-type="float" office:value="586381798912" calcext:value-type="float">
            <text:p>586381798912</text:p>
          </table:table-cell>
          <table:table-cell office:value-type="float" office:value="304968499328" calcext:value-type="float">
            <text:p>304968499328</text:p>
          </table:table-cell>
          <table:table-cell office:value-type="float" office:value="1219873997312" calcext:value-type="float">
            <text:p>121987399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4765132802" calcext:value-type="float">
            <text:p>4765132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23:24:13.331200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06:44.098438298</meta:creation-date>
    <dc:date>2019-03-13T12:00:17.226852236</dc:date>
    <meta:editing-duration>P2DT3H45M18S</meta:editing-duration>
    <meta:editing-cycles>3</meta:editing-cycles>
    <meta:generator>LibreOffice/4.2.8.2$Linux_X86_64 LibreOffice_project/420m0$Build-2</meta:generator>
    <meta:document-statistic meta:table-count="2" meta:cell-count="339" meta:object-count="0"/>
  </office:meta>
</office:document-meta>
</file>